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tire_5f_bordures_5f_haut_5f_bas">
      <style:text-properties fo:font-size="12pt" style:font-size-asian="12pt" style:font-size-complex="12pt"/>
    </style:style>
    <style:style style:name="P22" style:family="paragraph" style:parent-style-name="Ttire_5f_bordures_5f_haut_5f_bas">
      <style:text-properties fo:font-size="10pt" style:font-size-asian="10pt" style:font-size-complex="10pt"/>
    </style:style>
    <style:style style:name="P23" style:family="paragraph" style:parent-style-name="SubTitle">
      <style:text-properties style:use-window-font-color="true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76218800" text:id="ct176218800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176094184" text:id="ct176094184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76014864" text:id="ct17601486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75934464" text:id="ct175934464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75868432" text:id="ct17586843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75940232" text:id="ct175940232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75945408" text:id="ct17594540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176218800"/>meetingConfig.Title()<text:change-end text:change-id="ct176218800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76094184"/>self.Title()<text:change-end text:change-id="ct176094184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76014864"/></text:p>
      <text:p text:style-name="P11"><text:line-break/>ORDRE DU JOUR</text:p>
      <text:p text:style-name="P10"/>
      <text:section text:style-name="Sect1" text:name="Item">
        <text:p text:style-name="P21"><text:span text:style-name="T4"><office:annotation><dc:date>2007-09-24T00:00:00</dc:date><text:p>do section- for item in self.getItems(uids=itemUids, ordered=True)</text:p></office:annotation></text:span><text:change-start text:change-id="ct175934464"/><text:span text:style-name="T4">item.getItemNumber(relativeTo='meeting')</text:span><text:change-end text:change-id="ct175934464"/><text:span text:style-name="T4">. </text:span><text:change-start text:change-id="ct175868432"/><text:span text:style-name="T4">item.Title()</text:span><text:change-end text:change-id="ct175868432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5">do text</text:span></text:p><text:p text:style-name="P26"><text:span text:style-name="T5">from xhtml(item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liberation())</text:p><text:p/></office:annotation>Projet de décision</text:p>
      </text:section>
      <text:section text:style-name="Sect1" text:name="LateItems">
        <text:p text:style-name="P13"/>
        <text:p text:style-name="P23"><office:annotation><dc:date>2007-10-31T00:00:00</dc:date><text:p>do section- if self.getItems(uids=itemUids, listType='late'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(uids=itemUids, listType='late', ordered=True)</text:p></office:annotation><text:change-start text:change-id="ct175940232"/>item.getItemNumber(relativeTo='meeting')<text:change-end text:change-id="ct175940232"/>. <text:change-start text:change-id="ct175945408"/>item.Title()<text:change-end text:change-id="ct175945408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5">do text</text:span></text:p><text:p text:style-name="P26"><text:span text:style-name="T5">from xhtml(item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1</meta:editing-cycles>
    <meta:editing-duration>PT2M50S</meta:editing-duration>
    <meta:initial-creator>Gauthier Bastien</meta:initial-creator>
    <dc:date>2015-08-05T09:49:33</dc:date>
    <dc:creator>Gauthier Bastien</dc:creator>
    <meta:document-statistic meta:table-count="4" meta:image-count="0" meta:object-count="0" meta:page-count="1" meta:paragraph-count="17" meta:word-count="51" meta:character-count="351" meta:non-whitespace-character-count="323"/>
    <meta:user-defined meta:name="Info 1"/>
    <meta:user-defined meta:name="Info 2"/>
    <meta:user-defined meta:name="Info 3"/>
    <meta:user-defined meta:name="Info 4"/>
  </office:meta>
</office:document-meta>
</file>